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99cm" svg:height="17.931cm" svg:x="1.339cm" svg:y="1.61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12-10T15:31:23.13</meta:creation-date>
    <dc:date>2016-12-10T15:33:14.87</dc:date>
    <dc:creator>SSE </dc:creator>
    <meta:editing-duration>PT1M52S</meta:editing-duration>
    <meta:editing-cycles>1</meta:editing-cycles>
    <meta:document-statistic meta:object-count="1"/>
    <meta:generator>OpenOffice/4.1.0$Win32 OpenOffice.org_project/410m18$Build-976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cm" svg:height="17.932cm" xlink:href="." xlink:type="simple" chart:class="chart:scatter" chart:style-name="ch1">
        <chart:title svg:x="7.068cm" svg:y="0.494cm" chart:style-name="ch2">
          <text:p>Border samples at break even</text:p>
        </chart:title>
        <chart:subtitle svg:x="11.048cm" svg:y="2.314cm" chart:style-name="ch3">
          <text:p>slope=3.3</text:p>
        </chart:subtitle>
        <chart:plot-area chart:style-name="ch4" chart:data-source-has-labels="both" svg:x="2.058cm" svg:y="4.301cm" svg:width="22.422cm" svg:height="11.755cm">
          <chartooo:coordinate-region svg:x="3.473cm" svg:y="4.593cm" svg:width="20.569cm" svg:height="10.631cm"/>
          <chart:axis chart:dimension="x" chart:name="primary-x" chart:style-name="ch5" chartooo:axis-type="auto">
            <chart:title svg:x="12.07cm" svg:y="16.415cm" chart:style-name="ch6">
              <text:p>support</text:p>
            </chart:title>
            <chart:categories table:cell-range-address="local-table.$A$2:.$A$51"/>
          </chart:axis>
          <chart:axis chart:dimension="y" chart:name="primary-y" chart:style-name="ch7">
            <chart:title svg:x="0.451cm" svg:y="12.502cm" chart:style-name="ch8">
              <text:p>border samples</text:p>
            </chart:title>
            <chart:grid chart:style-name="ch9" chart:class="major"/>
          </chart:axis>
          <chart:series chart:style-name="ch10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979.75190478115">
                <text:p>1979.751904781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12.44778719569">
                <text:p>2012.44778719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45.14366961023">
                <text:p>2045.14366961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77.83955202477">
                <text:p>2077.8395520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110.53543443931">
                <text:p>2110.53543443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143.23131685385">
                <text:p>2143.23131685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175.9271992684">
                <text:p>2175.9271992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208.62308168294">
                <text:p>2208.62308168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241.31896409748">
                <text:p>2241.31896409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274.01484651202">
                <text:p>2274.01484651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306.71072892656">
                <text:p>2306.71072892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339.4066113411">
                <text:p>2339.4066113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372.10249375564">
                <text:p>2372.10249375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404.79837617018">
                <text:p>2404.7983761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437.49425858472">
                <text:p>2437.49425858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470.19014099927">
                <text:p>2470.19014099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502.88602341381">
                <text:p>2502.88602341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535.58190582835">
                <text:p>2535.58190582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568.27778824289">
                <text:p>2568.27778824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00.97367065743">
                <text:p>2600.97367065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633.66955307197">
                <text:p>2633.66955307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666.36543548651">
                <text:p>2666.36543548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699.06131790105">
                <text:p>2699.06131790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731.75720031559">
                <text:p>2731.75720031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764.45308273013">
                <text:p>2764.45308273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797.14896514468">
                <text:p>2797.14896514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829.84484755922">
                <text:p>2829.84484755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862.54072997376">
                <text:p>2862.54072997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895.2366123883">
                <text:p>2895.2366123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927.93249480284">
                <text:p>2927.93249480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960.62837721738">
                <text:p>2960.628377217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993.32425963192">
                <text:p>2993.32425963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026.02014204646">
                <text:p>3026.02014204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058.716024461">
                <text:p>3058.71602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091.41190687554">
                <text:p>3091.41190687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124.10778929009">
                <text:p>3124.10778929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156.80367170463">
                <text:p>3156.80367170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189.49955411917">
                <text:p>3189.499554119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222.19543653371">
                <text:p>3222.19543653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254.89131894825">
                <text:p>3254.89131894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287.58720136279">
                <text:p>3287.58720136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3320.28308377733">
                <text:p>3320.28308377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3352.97896619187">
                <text:p>3352.97896619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3385.67484860641">
                <text:p>3385.67484860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418.37073102096">
                <text:p>3418.37073102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3451.0666134355">
                <text:p>3451.0666134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3483.76249585004">
                <text:p>3483.76249585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3516.45837826458">
                <text:p>3516.45837826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3549.15426067912">
                <text:p>3549.15426067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581.85014309366">
                <text:p>3581.85014309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